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a01ac" officeooo:paragraph-rsid="001a01a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1a01ac" officeooo:paragraph-rsid="001a01ac" style:font-size-asian="15.75pt" style:font-style-asian="italic" style:font-size-complex="18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8pt" fo:font-style="italic" officeooo:rsid="001a01ac" officeooo:paragraph-rsid="001a01ac" style:font-size-asian="15.75pt" style:font-style-asian="italic" style:font-size-complex="18pt" style:font-style-complex="italic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style="italic" officeooo:rsid="001a01ac" officeooo:paragraph-rsid="001a01ac" style:font-size-asian="15.75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1a01ac" officeooo:paragraph-rsid="001a01ac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officeooo:rsid="001a01ac" officeooo:paragraph-rsid="001a01ac" style:font-size-asian="22pt" style:font-size-complex="22pt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1a01ac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officeooo:rsid="001a01ac" officeooo:paragraph-rsid="001a01ac" style:font-size-asian="20pt" style:font-style-asian="italic" style:font-size-complex="20pt" style:font-style-complex="italic"/>
    </style:style>
    <style:style style:name="P9" style:family="paragraph" style:parent-style-name="Standard" style:list-style-name="L2">
      <style:paragraph-properties fo:text-align="start" style:justify-single-word="false"/>
      <style:text-properties fo:font-size="20pt" fo:font-style="italic" officeooo:rsid="001a01ac" officeooo:paragraph-rsid="001a01ac" style:font-size-asian="20pt" style:font-style-asian="italic" style:font-size-complex="20pt" style:font-style-complex="italic"/>
    </style:style>
    <style:style style:name="P10" style:family="paragraph" style:parent-style-name="Standard">
      <style:paragraph-properties fo:margin-top="0.1583in" fo:margin-bottom="0.1583in" loext:contextual-spacing="false" fo:text-align="start" style:justify-single-word="false"/>
      <style:text-properties fo:font-size="20pt" fo:font-style="italic" officeooo:rsid="001a01ac" officeooo:paragraph-rsid="001a01ac" style:font-size-asian="20pt" style:font-style-asian="italic" style:font-size-complex="20pt" style:font-style-complex="italic"/>
    </style:style>
    <style:style style:name="P11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font-size="20pt" fo:font-style="italic" officeooo:rsid="001a01ac" officeooo:paragraph-rsid="001a01ac" style:font-size-asian="20pt" style:font-style-asian="italic" style:font-size-complex="20pt" style:font-style-complex="italic"/>
    </style:style>
    <style:style style:name="T1" style:family="text">
      <style:text-properties fo:font-size="18pt" fo:font-style="italic" officeooo:rsid="001a01ac" style:font-size-asian="15.75pt" style:font-style-asian="italic" style:font-size-complex="18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17.10.20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Obliczenia Naukowe</text:p>
      <text:p text:style-name="P1"/>
      <text:p text:style-name="P6">Lista Nr 1( laboratorium)</text:p>
      <text:p text:style-name="P1"/>
      <text:p text:style-name="P1"/>
      <text:p text:style-name="P1"/>
      <text:p text:style-name="P2">Piotr Pop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list xml:id="list1021877070" text:style-name="L2">
        <text:list-item>
          <text:p text:style-name="P9"><text:soft-page-break/>Zadanie 1</text:p>
        </text:list-item>
        <text:list-item>
          <text:p text:style-name="P9">Zadanie 2</text:p>
        </text:list-item>
        <text:list-item>
          <text:p text:style-name="P9">Zadanie 3</text:p>
        </text:list-item>
        <text:list-item>
          <text:p text:style-name="P9">Zadanie 4 </text:p>
        </text:list-item>
        <text:list-item>
          <text:p text:style-name="P9">Zadanie 5 </text:p>
        </text:list-item>
        <text:list-item>
          <text:p text:style-name="P9">Zadanie 6</text:p>
        </text:list-item>
        <text:list-item>
          <text:p text:style-name="P9">Zadanie 7</text:p>
          <text:p text:style-name="P9"/>
        </text:list-item>
      </text:list>
      <text:p text:style-name="P7"><text:span text:style-name="T1"><text:tab/></text:span></text:p>
      <text:list xml:id="list1024930915" text:style-name="L1">
        <text:list-header>
          <text:p text:style-name="P4"/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5:07:19.746786051</dc:date>
    <meta:editing-duration>PT8S</meta:editing-duration>
    <meta:editing-cycles>1</meta:editing-cycles>
    <meta:document-statistic meta:table-count="0" meta:image-count="0" meta:object-count="0" meta:page-count="2" meta:paragraph-count="13" meta:word-count="31" meta:character-count="138" meta:non-whitespace-character-count="123"/>
    <meta:generator>LibreOffice/6.2.7.1$Linux_X86_64 LibreOffice_project/20$Build-1</meta:generator>
  </office:meta>
</office:document-meta>
</file>